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1.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>
      <style:table-cell-properties fo:background-color="#ccffff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Emotion</text:p>
          </table:table-cell>
          <table:table-cell office:value-type="string" calcext:value-type="string">
            <text:p>big-6</text:p>
          </table:table-cell>
          <table:table-cell office:value-type="string" calcext:value-type="string">
            <text:p>everyday-categories</text:p>
          </table:table-cell>
          <table:table-cell office:value-type="string" calcext:value-type="string">
            <text:p>occ-categories</text:p>
          </table:table-cell>
          <table:table-cell office:value-type="string" calcext:value-type="string">
            <text:p>fsre-categories</text:p>
          </table:table-cell>
          <table:table-cell office:value-type="string" calcext:value-type="string">
            <text:p>frijda-categories</text:p>
          </table:table-cell>
          <table:table-cell office:value-type="string" calcext:value-type="string">
            <text:p>extra-emotions-1</text:p>
          </table:table-cell>
          <table:table-cell office:value-type="string" calcext:value-type="string">
            <text:p>extra-emotions-2</text:p>
          </table:table-cell>
          <table:table-cell office:value-type="string" calcext:value-type="string">
            <text:p>extra-emotions-3</text:p>
          </table:table-cell>
        </table:table-row>
        <table:table-row table:style-name="ro1">
          <table:table-cell table:style-name="ce1" office:value-type="string" calcext:value-type="string">
            <text:p>abandon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horr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bomin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bsorp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stin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epta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mir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do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ffe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ffectionat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fflic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grav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gressive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on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lar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en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l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oof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ter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maze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mbi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us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er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s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nguish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nim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icipation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i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xie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nxiou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pathetic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raisal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reci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ous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ogan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mil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stonish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ttrac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udac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vers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void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war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w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w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wkwar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a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sh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elief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ewilder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itter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m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lesse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ol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ed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ver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righ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mn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apabl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aut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ertain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st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er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lever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los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loud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erc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l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ass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mposur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romi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ulsio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cer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de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orm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nsc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onside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son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empt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nt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tentme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ari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urag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ourage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vetous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ritica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ro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ios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aring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ark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enc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fea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fi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ligh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i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press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ir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sol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pa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spicabl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termin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testabl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vast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vo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iffide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lig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mension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appointmen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sbelief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dai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gra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gu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sillusion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lik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ma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orient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respec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sonance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st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tr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strus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turb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omin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oub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oubt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ea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ul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age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arnes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as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stas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gines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o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l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barrass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mpt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ncourage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u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ngage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ngross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joymen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lightenmen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nrage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husias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vy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oticis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uphori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xaspe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xcit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cit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haus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xploit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ubera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miliar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ascin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at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atigu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estiv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la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on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olish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org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ortun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reedo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righ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risk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rust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ulfill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uriou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ur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llantr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ay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glad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gle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gloom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utton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oo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tification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titu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rea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ief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ilt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ppin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ard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mon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t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elp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esit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esitanc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no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p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ope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orro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ostil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o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ble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umili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ilit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ur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gno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mport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mpuls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mpuls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adequac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adequat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capabl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ifferen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cemen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lg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fatu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fec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ferior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flamm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furi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noc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quisit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secur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signific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pir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sul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ten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es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timac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trigu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vulnerabil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rit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ol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alous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y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jubil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keen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nd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beral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ibe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ife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veli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ivi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oathing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onel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ous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ck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uck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nac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s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i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lanchol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err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iser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des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tiv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ourn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eg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egat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eglec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ervou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rvous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neutral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onchal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stalgi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numb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sessio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offens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open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optimis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outrag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aralysi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ass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assionat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ie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eace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man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erplex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uas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turbat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essimis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etrific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lay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leasan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easu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osit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owe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ower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ower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reoccup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rovoc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rovocat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quie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quirk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g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assur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bell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cep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cept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enforce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gre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gret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jec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lax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liabil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lie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reluct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r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roa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s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sent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ent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serv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igna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sist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spec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st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vuls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idicul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dn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afe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lt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rcas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isfac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corn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sitiv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e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er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hak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ck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hy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kepticis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ot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noop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brie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our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piri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pirite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pit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lid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traigh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trength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e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ubborn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tupi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ubmiss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ubvers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ulk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ulk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ullen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unn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ur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pri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uspic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wee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ympath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ar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nac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nac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nder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ns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rribl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rro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ought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hrea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hrill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le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raged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ump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st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certain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understanding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uneas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unhapp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fic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iqu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pleasan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use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id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vene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venge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victimiz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vigo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vil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vulnerabil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warm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wear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withdrawn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wo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woe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nde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wonder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r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worth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rat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17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A1:Sheet1.I40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1">00/00/0000</text:date>, <text:time style:data-style-name="N2" text:time-value="22:34:00.1462544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22:23:04.834221537</meta:creation-date>
    <dc:date>2016-08-01T22:34:14.765956369</dc:date>
    <meta:editing-duration>PT1H16M26S</meta:editing-duration>
    <meta:editing-cycles>71</meta:editing-cycles>
    <meta:generator>LibreOffice/4.2.8.2$Linux_X86_64 LibreOffice_project/420m0$Build-2</meta:generator>
    <meta:document-statistic meta:table-count="1" meta:cell-count="3645" meta:object-count="0"/>
  </office:meta>
</office:document-meta>
</file>